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94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4.4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articiparEnForo - ESC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Botones página siguiente y anterior están desactivados.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Botones página siguiente y anterior están desactivados.</text:p>
          </table:table-cell>
        </table:table-row>
        <table:table-row table:style-name="ro1">
          <table:table-cell office:value-type="string">
            <text:p>Verificar enlaces</text:p>
          </table:table-cell>
          <table:table-cell office:value-type="string">
            <text:p>Botones página siguiente y anterior están desactivados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Botones primera página, siguiente y anterior están activados.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Botones primera página, siguiente y anterior están activados.</text:p>
          </table:table-cell>
        </table:table-row>
        <table:table-row table:style-name="ro1">
          <table:table-cell office:value-type="string">
            <text:p>Verificar enlaces</text:p>
          </table:table-cell>
          <table:table-cell office:value-type="string">
            <text:p>Botones primera página, siguiente y anterior están activados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Los enlaces “Primera Página”, “Siguiente página” y “Última página” están activados. 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Los enlaces “Primera Página”, “Siguiente página” y “Última página” están activados. </text:p>
          </table:table-cell>
        </table:table-row>
        <table:table-row table:style-name="ro1">
          <table:table-cell office:value-type="string">
            <text:p>Verificar enlaces</text:p>
          </table:table-cell>
          <table:table-cell office:value-type="string">
            <text:p>Los enlaces “Primera Página”, “Siguiente página” y “Última página” están activados. </text:p>
          </table:table-cell>
        </table:table-row>
        <table:table-row table:style-name="ro1">
          <table:table-cell office:value-type="string">
            <text:p>Sel Siguiente Página</text:p>
          </table:table-cell>
          <table:table-cell office:value-type="string">
            <text:p>Muestra los contenidos de la siguiente págin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<text:s/>Los enlaces “Primera Página”, “Siguiente página” y “Última página” están activados.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<text:s/>Los enlaces “Primera Página”, “Siguiente página” y “Última página” están activados.</text:p>
          </table:table-cell>
        </table:table-row>
        <table:table-row table:style-name="ro1">
          <table:table-cell office:value-type="string">
            <text:p>Verificar enlaces</text:p>
          </table:table-cell>
          <table:table-cell office:value-type="string">
            <text:p><text:s/>Los enlaces “Primera Página”, “Siguiente página” y “Última página” están activados.</text:p>
          </table:table-cell>
        </table:table-row>
        <table:table-row table:style-name="ro1">
          <table:table-cell office:value-type="string">
            <text:p>Sel Siguiente Página</text:p>
          </table:table-cell>
          <table:table-cell office:value-type="string">
            <text:p>muestra los contenidos de la última página</text:p>
          </table:table-cell>
        </table:table-row>
        <table:table-row table:style-name="ro1">
          <table:table-cell office:value-type="string">
            <text:p>Sel Página Anterior</text:p>
          </table:table-cell>
          <table:table-cell office:value-type="string">
            <text:p>Muestra los contenidos de la página anterior a la últim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Los enlaces “Primera Página”, “Página anterior”, “Siguiente página” y “Última página” están activados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Los enlaces “Primera Página”, “Página anterior”, “Siguiente página” y “Última página” están activados</text:p>
          </table:table-cell>
        </table:table-row>
        <table:table-row table:style-name="ro1">
          <table:table-cell office:value-type="string">
            <text:p>Verificar enlaces</text:p>
          </table:table-cell>
          <table:table-cell office:value-type="string">
            <text:p>Los enlaces “Primera Página”, “Página anterior”, “Siguiente página” y “Última página” están activados</text:p>
          </table:table-cell>
        </table:table-row>
        <table:table-row table:style-name="ro1">
          <table:table-cell office:value-type="string">
            <text:p>Sel Última Página</text:p>
          </table:table-cell>
          <table:table-cell office:value-type="string">
            <text:p>muestra los contenidos de la última página</text:p>
          </table:table-cell>
        </table:table-row>
        <table:table-row table:style-name="ro1">
          <table:table-cell office:value-type="string">
            <text:p>Sel Página Anterior</text:p>
          </table:table-cell>
          <table:table-cell office:value-type="string">
            <text:p>Muestra los contenidos de la página anterior a la últim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Se registra la respuesta y aparece en la primera página.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registra la respuesta y aparece en la primera página.</text:p>
          </table:table-cell>
        </table:table-row>
        <table:table-row table:style-name="ro1">
          <table:table-cell office:value-type="string">
            <text:p>Llenar Publicar Respuesta</text:p>
          </table:table-cell>
          <table:table-cell office:value-type="string">
            <text:p>Se llena la respuesta.</text:p>
          </table:table-cell>
        </table:table-row>
        <table:table-row table:style-name="ro1">
          <table:table-cell office:value-type="string">
            <text:p>Publicar Respuesta</text:p>
          </table:table-cell>
          <table:table-cell office:value-type="string">
            <text:p>Se registra la respuesta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7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Se registra la respuesta y aparece en una nueva págin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registra la respuesta y aparece en una nueva página</text:p>
          </table:table-cell>
        </table:table-row>
        <table:table-row table:style-name="ro1">
          <table:table-cell office:value-type="string">
            <text:p>Llenar Publicar Respuesta</text:p>
          </table:table-cell>
          <table:table-cell office:value-type="string">
            <text:p>Se registra la respuesta y aparece en una nueva página</text:p>
          </table:table-cell>
        </table:table-row>
        <table:table-row table:style-name="ro1">
          <table:table-cell office:value-type="string">
            <text:p>Publicar Respuesta</text:p>
          </table:table-cell>
          <table:table-cell office:value-type="string">
            <text:p>Se registra la respuesta y aparece en una nueva págin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8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Se registra la respuesta y aparece en la última página.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registra la respuesta y aparece en la última página.</text:p>
          </table:table-cell>
        </table:table-row>
        <table:table-row table:style-name="ro1">
          <table:table-cell office:value-type="string">
            <text:p>Llenar Publicar Respuesta</text:p>
          </table:table-cell>
          <table:table-cell office:value-type="string">
            <text:p>Se registra la respuesta y aparece en la última página.</text:p>
          </table:table-cell>
        </table:table-row>
        <table:table-row table:style-name="ro1">
          <table:table-cell office:value-type="string">
            <text:p>Publicar Respuesta</text:p>
          </table:table-cell>
          <table:table-cell office:value-type="string">
            <text:p>Se registra la respuesta y aparece en la última página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9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Se registra la respuesta y el campo de publicar respuesta aparece vacío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registra la respuesta y el campo de publicar respuesta aparece vacío</text:p>
          </table:table-cell>
        </table:table-row>
        <table:table-row table:style-name="ro1">
          <table:table-cell office:value-type="string">
            <text:p>Publicar Respuesta</text:p>
          </table:table-cell>
          <table:table-cell office:value-type="string">
            <text:p>Notificacion de campo vacio</text:p>
          </table:table-cell>
        </table:table-row>
        <table:table-row table:style-name="ro1">
          <table:table-cell office:value-type="string">
            <text:p>Publicar Respuesta</text:p>
          </table:table-cell>
          <table:table-cell office:value-type="string">
            <text:p>Respuesta registrada</text:p>
          </table:table-cell>
        </table:table-row>
        <table:table-row table:style-name="ro2" table:number-rows-repeated="104851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ParticiparEnForo - ESCAlternativo01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olver a la ventana de descripcion de plebiscito, regresar a foro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olver a la ventana de descripcion de plebiscito, regresar a foro</text:p>
          </table:table-cell>
        </table:table-row>
        <table:table-row table:style-name="ro1">
          <table:table-cell table:style-name="ce1" office:value-type="string">
            <text:p>Ver descripción del plebiscito</text:p>
          </table:table-cell>
          <table:table-cell office:value-type="string">
            <text:p>Se ve la descripción del plebiscito</text:p>
          </table:table-cell>
        </table:table-row>
        <table:table-row table:style-name="ro1">
          <table:table-cell table:style-name="ce1" office:value-type="string">
            <text:p>Participar en foro</text:p>
          </table:table-cell>
          <table:table-cell office:value-type="string">
            <text:p>Se vuelve al foro. Muestra la primera página.</text:p>
          </table:table-cell>
        </table:table-row>
        <table:table-row table:style-name="ro2" table:number-rows-repeated="2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ParticiparEnForo - ESCAlternativo02" table:style-name="ta1" table:print="false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Se pasa al CUS Consultar Estado de Plebiscito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pasa al CUS Consultar Estado de Plebiscito</text:p>
          </table:table-cell>
        </table:table-row>
        <table:table-row table:style-name="ro1">
          <table:table-cell office:value-type="string">
            <text:p>Consultar Estado Plesbicito</text:p>
          </table:table-cell>
          <table:table-cell office:value-type="string">
            <text:p>Se pasa al CUS Consultar Estado de Plebiscito</text:p>
          </table:table-cell>
        </table:table-row>
        <table:table-row table:style-name="ro2" table:number-rows-repeated="2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ParticiparEnForo - ESCAlternativo03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Usuario pasa a ventana de consultar plebiscitos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Usuario pasa a ventana de consultar plebiscitos</text:p>
          </table:table-cell>
        </table:table-row>
        <table:table-row table:style-name="ro1">
          <table:table-cell office:value-type="string">
            <text:p>Consultar Plesbicitos</text:p>
          </table:table-cell>
          <table:table-cell office:value-type="string">
            <text:p>Usuario pasa a ventana de consultar plebiscitos</text:p>
          </table:table-cell>
        </table:table-row>
        <table:table-row table:style-name="ro2" table:number-rows-repeated="2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ParticiparEnForo - ESCExcepcional" table:style-name="ta1">
        <table:table-column table:style-name="co5" table:default-cell-style-name="Default"/>
        <table:table-column table:style-name="co2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o se probó.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No se implementó un limite de respuestas por foro.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No se implementó un limite de respuestas por foro.</text:p>
          </table:table-cell>
        </table:table-row>
        <table:table-row table:style-name="ro3">
          <table:table-cell office:value-type="string">
            <text:p>Llenar Publicar Respuesta</text:p>
          </table:table-cell>
          <table:table-cell/>
        </table:table-row>
        <table:table-row table:style-name="ro3">
          <table:table-cell office:value-type="string">
            <text:p>Publicar Respuesta</text:p>
          </table:table-cell>
          <table:table-cell/>
        </table:table-row>
        <table:table-row table:style-name="ro3">
          <table:table-cell office:value-type="string">
            <text:p>Continu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15:51:49.7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20:37:49</meta:creation-date>
    <meta:editing-duration>PT23M54S</meta:editing-duration>
    <meta:editing-cycles>17</meta:editing-cycles>
    <meta:generator>LibreOffice/3.6$Windows_x86 LibreOffice_project/58f22d5-270d05a-e2abed1-ea17a85-9b5702</meta:generator>
    <meta:initial-creator>Ariel Mora</meta:initial-creator>
    <dc:date>2013-07-14T16:42:10.88</dc:date>
    <meta:document-statistic meta:table-count="5" meta:cell-count="138" meta:object-count="0"/>
    <meta:user-defined meta:name="Info 1"/>
    <meta:user-defined meta:name="Info 2"/>
    <meta:user-defined meta:name="Info 3"/>
    <meta:user-defined meta:name="Info 4"/>
  </office:meta>
</office:document-meta>
</file>